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2" manifest:media-type="application/octet-stream"/>
  <manifest:file-entry manifest:full-path="ObjectReplacements/Object 2" manifest:media-type=""/>
  <manifest:file-entry manifest:full-path="Object 3" manifest:media-type="application/octet-stream"/>
  <manifest:file-entry manifest:full-path="ObjectReplacements/Object 3" manifest:media-type=""/>
  <manifest:file-entry manifest:full-path="Object 4" manifest:media-type="application/octet-stream"/>
  <manifest:file-entry manifest:full-path="ObjectReplacements/Object 4" manifest:media-type=""/>
  <manifest:file-entry manifest:full-path="media/image1.emf" manifest:media-type=""/>
  <manifest:file-entry manifest:full-path="media/image2.emf" manifest:media-type="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graphic" style:name="a39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4ea72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4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4ea72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4ea72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4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4ea72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4ea72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4ea72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4ea72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2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4ea72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4ea72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1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4ea72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3">
      <style:graphic-properties draw:fill="none" draw:stroke="none"/>
    </style:style>
    <style:style style:family="paragraph" style:name="a5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4ea72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4ea72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4ea72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4ea72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4ea72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4ea72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0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4ea72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4" style:parent-style-name="Graphics">
      <style:graphic-properties draw:fill="none" draw:stroke="none"/>
    </style:style>
    <style:style style:family="graphic" style:name="a42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4ea72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4ea72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7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4ea72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81" style:parent-style-name="Graphics">
      <style:graphic-properties draw:fill="none" draw:stroke="non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2">
      <style:graphic-properties draw:fill="none" draw:stroke="non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3">
      <style:graphic-properties draw:fill="none" draw:stroke="none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draw:fill="none" draw:stroke="none"/>
    </style:style>
    <style:style style:family="graphic" style:name="a47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4ea72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7" style:parent-style-name="Graphics">
      <style:graphic-properties draw:fill="none" draw:stroke="non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4ea72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4ea72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4ea72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4ea72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5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380" draw:master-page-name="Master1-Layout1-title-Diapositiva-de-título" presentation:presentation-page-layout-name="Master1-PPL1" draw:id="Slide-256">
        <draw:frame draw:id="id63" draw:style-name="a381" draw:name="Imagen 5" svg:x="0.08621in" svg:y="0.11345in" svg:width="2.45in" svg:height="2.61667in" style:rel-width="scale" style:rel-height="scale">
          <draw:image xlink:href="media/image1.emf" xlink:type="simple" xlink:show="embed" xlink:actuate="onLoad"/>
          <svg:title/>
          <svg:desc/>
        </draw:frame>
        <draw:frame draw:id="id64" draw:style-name="a382" draw:name="Objeto 6" svg:x="2.71493in" svg:y="0.11345in" svg:width="1.25868in" svg:height="2.40799in" style:rel-width="scale" style:rel-height="scale">
          <draw:object-ole draw:class-id="00020830-0000-0000-C000-000000000046" xlink:href="Object 1" xlink:type="simple" xlink:show="embed" xlink:actuate="onLoad"/>
          <draw:image xlink:href="ObjectReplacements/Object 1" xlink:type="simple" xlink:show="embed" xlink:actuate="onLoad"/>
          <svg:title/>
          <svg:desc/>
        </draw:frame>
        <draw:frame draw:id="id65" draw:style-name="a383" draw:name="Objeto 7" svg:x="1.39739in" svg:y="3.16225in" svg:width="1.41667in" svg:height="1.60764in" style:rel-width="scale" style:rel-height="scale">
          <draw:object-ole draw:class-id="00020830-0000-0000-C000-000000000046" xlink:href="Object 2" xlink:type="simple" xlink:show="embed" xlink:actuate="onLoad"/>
          <draw:image xlink:href="ObjectReplacements/Object 2" xlink:type="simple" xlink:show="embed" xlink:actuate="onLoad"/>
          <svg:title/>
          <svg:desc/>
        </draw:frame>
        <draw:frame draw:id="id66" draw:style-name="a384" draw:name="Objeto 8" svg:x="0in" svg:y="2.96607in" svg:width="1.23264in" svg:height="3.60764in" style:rel-width="scale" style:rel-height="scale">
          <draw:object-ole draw:class-id="00020830-0000-0000-C000-000000000046" xlink:href="Object 3" xlink:type="simple" xlink:show="embed" xlink:actuate="onLoad"/>
          <draw:image xlink:href="ObjectReplacements/Object 3" xlink:type="simple" xlink:show="embed" xlink:actuate="onLoad"/>
          <svg:title/>
          <svg:desc/>
        </draw:frame>
        <draw:custom-shape svg:x="4.15233in" svg:y="0.11345in" svg:width="4.47532in" svg:height="3.0488in" draw:id="id67" draw:style-name="a388" draw:name="Rectángulo 11">
          <svg:title/>
          <svg:desc/>
          <text:p text:style-name="a387" text:class-names="" text:cond-style-name=""><text:span text:style-name="a385" text:class-names="">Empleados: añadir, editar, borrar</text:span><text:span text:style-name="a3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62766in" svg:y="3.16224in" svg:width="4.47532in" svg:height="3.0488in" draw:id="id68" draw:style-name="a399" draw:name="Rectángulo 12">
          <svg:title/>
          <svg:desc/>
          <text:p text:style-name="a398" text:class-names="" text:cond-style-name=""><text:span text:style-name="a389" text:class-names="">Recuento:</text:span><text:span text:style-name="a390" text:class-names=""><text:s text:c="1"/></text:span><text:span text:style-name="a391" text:class-names="">visualización</text:span><text:span text:style-name="a392" text:class-names=""><text:s text:c="1"/></text:span><text:span text:style-name="a393" text:class-names="">de</text:span><text:span text:style-name="a394" text:class-names=""><text:s text:c="1"/></text:span><text:span text:style-name="a395" text:class-names="">estadística</text:span><text:span text:style-name="a396" text:class-names="">s</text:span><text:span text:style-name="a3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62766in" svg:y="0.11345in" svg:width="4.47532in" svg:height="3.0488in" draw:id="id69" draw:style-name="a403" draw:name="Rectángulo 13">
          <svg:title/>
          <svg:desc/>
          <text:p text:style-name="a402" text:class-names="" text:cond-style-name=""><text:span text:style-name="a400" text:class-names="">Modo de trabajo: añadir, editar, borrar</text:span><text:span text:style-name="a4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15233in" svg:y="3.16224in" svg:width="4.47532in" svg:height="3.0488in" draw:id="id70" draw:style-name="a407" draw:name="Rectángulo 14">
          <svg:title/>
          <svg:desc/>
          <text:p text:style-name="a406" text:class-names="" text:cond-style-name=""><text:span text:style-name="a404" text:class-names="">Calendario: Visualizar, borrar, por meses</text:span><text:span text:style-name="a4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96794in" svg:y="6.40081in" svg:width="5.65972in" svg:height="0.34579in" draw:id="id71" draw:style-name="a411" draw:name="Rectángulo 15">
          <svg:title/>
          <svg:desc/>
          <text:p text:style-name="a410" text:class-names="" text:cond-style-name=""><text:span text:style-name="a408" text:class-names="">Conexión a BBDD en directorio, desplegable.</text:span><text:span text:style-name="a4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" draw:style-name="a412" draw:master-page-name="Master1-Layout2-obj-Título-y-objetos" presentation:presentation-page-layout-name="Master1-PPL2" draw:id="Slide-257">
        <draw:frame draw:id="id72" draw:style-name="a413" draw:name="Objeto 3" svg:x="12.07465in" svg:y="0in" svg:width="1.25868in" svg:height="2.40799in" style:rel-width="scale" style:rel-height="scale">
          <draw:object-ole draw:class-id="00020830-0000-0000-C000-000000000046" xlink:href="Object 4" xlink:type="simple" xlink:show="embed" xlink:actuate="onLoad"/>
          <draw:image xlink:href="ObjectReplacements/Object 4" xlink:type="simple" xlink:show="embed" xlink:actuate="onLoad"/>
          <svg:title/>
          <svg:desc/>
        </draw:frame>
        <draw:custom-shape svg:x="0in" svg:y="-0.02526in" svg:width="5.21277in" svg:height="0.51484in" draw:id="id73" draw:style-name="a417" draw:name="Rectángulo 4">
          <svg:title/>
          <svg:desc/>
          <text:p text:style-name="a416" text:class-names="" text:cond-style-name=""><text:span text:style-name="a414" text:class-names="">Pestaña Empleados: añadir, editar, borrar</text:span><text:span text:style-name="a4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1232in" svg:y="0.60638in" svg:width="10.42598in" svg:height="6.68085in" draw:id="id74" draw:style-name="a420" draw:name="Rectángulo 5">
          <svg:title/>
          <svg:desc/>
          <text:p text:style-name="a419" text:class-names="" text:cond-style-name=""><text:span text:style-name="a4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9331in" svg:y="4.19149in" svg:width="8.15137in" svg:height="2.43573in" draw:id="id75" draw:style-name="a424" draw:name="Rectángulo 6">
          <svg:title/>
          <svg:desc/>
          <text:p text:style-name="a423" text:class-names="" text:cond-style-name=""><text:span text:style-name="a421" text:class-names="">Visualización de la tabla empleados</text:span><text:span text:style-name="a4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9234in" svg:y="0.76241in" svg:width="5.13532in" svg:height="0.37589in" draw:id="id76" draw:style-name="a428" draw:name="Rectángulo 7">
          <svg:title/>
          <svg:desc/>
          <text:p text:style-name="a427" text:class-names="" text:cond-style-name=""><text:span text:style-name="a425" text:class-names="">Menú desplegable</text:span><text:span text:style-name="a4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9234in" svg:y="1.1383in" svg:width="5.13532in" svg:height="2.08511in" draw:id="id77" draw:style-name="a432" draw:name="Rectángulo 9">
          <svg:title/>
          <svg:desc/>
          <text:p text:style-name="a431" text:class-names="" text:cond-style-name=""><text:span text:style-name="a429" text:class-names="">Despliega el nombre de empleado y lo elije</text:span><text:span text:style-name="a4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3864in" svg:y="0.84486in" svg:width="3.35828in" svg:height="2.37544in" draw:id="id78" draw:style-name="a436" draw:name="Rectángulo 10">
          <svg:title/>
          <svg:desc/>
          <text:p text:style-name="a435" text:class-names="" text:cond-style-name=""><text:span text:style-name="a433" text:class-names="">Lista de datos para actualizar</text:span><text:span text:style-name="a4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1277in" svg:y="3.46498in" svg:width="2.1383in" svg:height="0.48183in" draw:id="id79" draw:style-name="a440" draw:name="Rectángulo 11">
          <svg:title/>
          <svg:desc/>
          <text:p text:style-name="a439" text:class-names="" text:cond-style-name=""><text:span text:style-name="a437" text:class-names="">Botón actualizar</text:span><text:span text:style-name="a4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48936in" svg:y="3.46498in" svg:width="2.79787in" svg:height="0.48183in" draw:id="id80" draw:style-name="a444" draw:name="Rectángulo 12">
          <svg:title/>
          <svg:desc/>
          <text:p text:style-name="a443" text:class-names="" text:cond-style-name=""><text:span text:style-name="a441" text:class-names="">Botón borrar empleado</text:span><text:span text:style-name="a4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" draw:style-name="a445" draw:master-page-name="Master1-Layout2-obj-Título-y-objetos" presentation:presentation-page-layout-name="Master1-PPL2" draw:id="Slide-258">
        <draw:custom-shape svg:x="0in" svg:y="-0.02526in" svg:width="5.21277in" svg:height="0.51484in" draw:id="id81" draw:style-name="a449" draw:name="Rectángulo 4">
          <svg:title/>
          <svg:desc/>
          <text:p text:style-name="a448" text:class-names="" text:cond-style-name=""><text:span text:style-name="a446" text:class-names="">Pestaña Modo de trabajo: añadir, editar, borrar</text:span><text:span text:style-name="a4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1232in" svg:y="0.60638in" svg:width="10.42598in" svg:height="6.68085in" draw:id="id82" draw:style-name="a452" draw:name="Rectángulo 5">
          <svg:title/>
          <svg:desc/>
          <text:p text:style-name="a451" text:class-names="" text:cond-style-name=""><text:span text:style-name="a4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9331in" svg:y="4.19149in" svg:width="8.15137in" svg:height="2.43573in" draw:id="id83" draw:style-name="a456" draw:name="Rectángulo 6">
          <svg:title/>
          <svg:desc/>
          <text:p text:style-name="a455" text:class-names="" text:cond-style-name=""><text:span text:style-name="a453" text:class-names="">Visualización de la tabla modo de trabajo</text:span><text:span text:style-name="a4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9234in" svg:y="0.76241in" svg:width="5.13532in" svg:height="0.37589in" draw:id="id84" draw:style-name="a460" draw:name="Rectángulo 7">
          <svg:title/>
          <svg:desc/>
          <text:p text:style-name="a459" text:class-names="" text:cond-style-name=""><text:span text:style-name="a457" text:class-names="">Menú desplegable</text:span><text:span text:style-name="a4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9234in" svg:y="1.1383in" svg:width="5.13532in" svg:height="2.08511in" draw:id="id85" draw:style-name="a464" draw:name="Rectángulo 9">
          <svg:title/>
          <svg:desc/>
          <text:p text:style-name="a463" text:class-names="" text:cond-style-name=""><text:span text:style-name="a461" text:class-names="">Despliega el modo de trabajo y lo elije</text:span><text:span text:style-name="a4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3864in" svg:y="0.84486in" svg:width="3.35828in" svg:height="2.37544in" draw:id="id86" draw:style-name="a468" draw:name="Rectángulo 10">
          <svg:title/>
          <svg:desc/>
          <text:p text:style-name="a467" text:class-names="" text:cond-style-name=""><text:span text:style-name="a465" text:class-names="">Lista de datos para actualizar</text:span><text:span text:style-name="a4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1277in" svg:y="3.46498in" svg:width="2.1383in" svg:height="0.48183in" draw:id="id87" draw:style-name="a472" draw:name="Rectángulo 11">
          <svg:title/>
          <svg:desc/>
          <text:p text:style-name="a471" text:class-names="" text:cond-style-name=""><text:span text:style-name="a469" text:class-names="">Botón actualizar</text:span><text:span text:style-name="a4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48936in" svg:y="3.46498in" svg:width="2.79787in" svg:height="0.48183in" draw:id="id88" draw:style-name="a476" draw:name="Rectángulo 12">
          <svg:title/>
          <svg:desc/>
          <text:p text:style-name="a475" text:class-names="" text:cond-style-name=""><text:span text:style-name="a473" text:class-names="">Botón borrar modo</text:span><text:span text:style-name="a4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9" draw:style-name="a477" draw:name="Imagen 1" svg:x="11.23076in" svg:y="0.76241in" svg:width="1.425in" svg:height="1.61667in" style:rel-width="scale" style:rel-height="scale">
          <draw:image xlink:href="media/image2.emf" xlink:type="simple" xlink:show="embed" xlink:actuate="onLoad"/>
          <svg:title/>
          <svg:desc/>
        </draw:frame>
      </draw:page>
      <draw:page draw:name="Slide4" draw:style-name="a478" draw:master-page-name="Master1-Layout2-obj-Título-y-objetos" presentation:presentation-page-layout-name="Master1-PPL2" draw:id="Slide-259">
        <draw:custom-shape svg:x="0in" svg:y="-0.02526in" svg:width="5.21277in" svg:height="0.51484in" draw:id="id90" draw:style-name="a482" draw:name="Rectángulo 4">
          <svg:title/>
          <svg:desc/>
          <text:p text:style-name="a481" text:class-names="" text:cond-style-name=""><text:span text:style-name="a479" text:class-names="">Pestaña Modo de trabajo: añadir, editar, borrar</text:span><text:span text:style-name="a4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1232in" svg:y="0.60638in" svg:width="10.42598in" svg:height="6.68085in" draw:id="id91" draw:style-name="a485" draw:name="Rectángulo 5">
          <svg:title/>
          <svg:desc/>
          <text:p text:style-name="a484" text:class-names="" text:cond-style-name=""><text:span text:style-name="a4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9331in" svg:y="4.19149in" svg:width="8.15137in" svg:height="2.43573in" draw:id="id92" draw:style-name="a497" draw:name="Rectángulo 6">
          <svg:title/>
          <svg:desc/>
          <text:p text:style-name="a496" text:class-names="" text:cond-style-name=""><text:span text:style-name="a486" text:class-names="">Visualización del calendario por semanas, aparecerán las personas T1, T2, vacaciones,<text:s text:c="1"/></text:span><text:span text:style-name="a487" text:class-names="">baj</text:span><text:span text:style-name="a488" text:class-names="">a,médico</text:span><text:span text:style-name="a489" text:class-names=""><text:s text:c="1"/></text:span><text:span text:style-name="a490" text:class-names="">y</text:span><text:span text:style-name="a491" text:class-names=""><text:s text:c="1"/></text:span><text:span text:style-name="a492" text:class-names="">teletrabajo, rollo<text:s text:c="1"/></text:span><text:span text:style-name="a493" text:class-names="">ics</text:span><text:span text:style-name="a494" text:class-names="">… igual por semanas y una flecha para ir de una semana a otra.</text:span><text:span text:style-name="a4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9234in" svg:y="0.76241in" svg:width="5.13532in" svg:height="0.37589in" draw:id="id93" draw:style-name="a501" draw:name="Rectángulo 7">
          <svg:title/>
          <svg:desc/>
          <text:p text:style-name="a500" text:class-names="" text:cond-style-name=""><text:span text:style-name="a498" text:class-names="">Menú desplegable</text:span><text:span text:style-name="a4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9234in" svg:y="1.1383in" svg:width="5.13532in" svg:height="2.08511in" draw:id="id94" draw:style-name="a505" draw:name="Rectángulo 9">
          <svg:title/>
          <svg:desc/>
          <text:p text:style-name="a504" text:class-names="" text:cond-style-name=""><text:span text:style-name="a502" text:class-names="">Despliega el día del calendario elegido</text:span><text:span text:style-name="a5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3864in" svg:y="0.84486in" svg:width="3.35828in" svg:height="2.37544in" draw:id="id95" draw:style-name="a509" draw:name="Rectángulo 10">
          <svg:title/>
          <svg:desc/>
          <text:p text:style-name="a508" text:class-names="" text:cond-style-name=""><text:span text:style-name="a506" text:class-names="">Lista de datos para actualizar</text:span><text:span text:style-name="a5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82979in" svg:y="3.46653in" svg:width="2.1383in" svg:height="0.48183in" draw:id="id96" draw:style-name="a513" draw:name="Rectángulo 11">
          <svg:title/>
          <svg:desc/>
          <text:p text:style-name="a512" text:class-names="" text:cond-style-name=""><text:span text:style-name="a510" text:class-names="">Botón actualizar</text:span><text:span text:style-name="a5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7" draw:style-name="a514" draw:name="Imagen 2" svg:x="10.69362in" svg:y="2.03258in" svg:width="2.45in" svg:height="2.61667in" style:rel-width="scale" style:rel-height="scale">
          <draw:image xlink:href="media/image1.emf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Diapositiva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y objetos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Encabezado de secció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os objeto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ció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el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n bl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ido con título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n con título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y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y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0">
      <draw:frame draw:id="id0" presentation:style-name="a4" draw:name="Marcador de título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Haga clic para modificar el estilo de título del patrón</text:span><text:span text:style-name="a2" text:class-names=""/></text:p>
        </draw:text-box>
        <svg:title/>
        <svg:desc/>
      </draw:frame>
      <draw:frame draw:id="id1" presentation:style-name="a21" draw:name="Marcador de texto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Haga clic para modificar los estilos de texto del patró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i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ni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Marcador de fecha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Marcador de pie de página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Marcador de número de diapositiva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a-de-título" style:page-layout-name="pageLayout1" draw:style-name="a34">
      <draw:frame draw:id="id5" presentation:style-name="a38" draw:name="Título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Haga clic para modificar el estilo de título del patrón</text:span><text:span text:style-name="a36" text:class-names=""/></text:p>
        </draw:text-box>
        <svg:title/>
        <svg:desc/>
      </draw:frame>
      <draw:frame draw:id="id6" presentation:style-name="a42" draw:name="Subtítulo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Haga clic para modificar el estilo de subtítulo del patrón</text:span><text:span text:style-name="a40" text:class-names=""/></text:p>
        </draw:text-box>
        <svg:title/>
        <svg:desc/>
      </draw:frame>
      <draw:frame draw:id="id7" presentation:style-name="a47" draw:name="Marcador de fecha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Marcador de pie de página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Marcador de número de diapositiva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ítulo-y-objetos" style:page-layout-name="pageLayout1" draw:style-name="a55">
      <draw:frame draw:id="id10" presentation:style-name="a59" draw:name="Título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Haga clic para modificar el estilo de título del patrón</text:span><text:span text:style-name="a57" text:class-names=""/></text:p>
        </draw:text-box>
        <svg:title/>
        <svg:desc/>
      </draw:frame>
      <draw:frame draw:id="id11" presentation:style-name="a76" draw:name="Marcador de contenido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Haga clic para modificar los estilos de texto del patró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gundo ni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ercer ni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Quinto ni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Marcador de fecha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Marcador de pie de página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Marcador de número de diapositiva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Encabezado-de-sección" style:page-layout-name="pageLayout1" draw:style-name="a89">
      <draw:frame draw:id="id15" presentation:style-name="a93" draw:name="Título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Haga clic para modificar el estilo de título del patrón</text:span><text:span text:style-name="a91" text:class-names=""/></text:p>
        </draw:text-box>
        <svg:title/>
        <svg:desc/>
      </draw:frame>
      <draw:frame draw:id="id16" presentation:style-name="a97" draw:name="Marcador de texto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Haga clic para modificar los estilos de texto del patrón</text:span></text:p>
            </text:list-item>
          </text:list>
        </draw:text-box>
        <svg:title/>
        <svg:desc/>
      </draw:frame>
      <draw:frame draw:id="id17" presentation:style-name="a102" draw:name="Marcador de fecha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Marcador de pie de página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Marcador de número de diapositiva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os-objetos" style:page-layout-name="pageLayout1" draw:style-name="a110">
      <draw:frame draw:id="id20" presentation:style-name="a114" draw:name="Título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Haga clic para modificar el estilo de título del patrón</text:span><text:span text:style-name="a112" text:class-names=""/></text:p>
        </draw:text-box>
        <svg:title/>
        <svg:desc/>
      </draw:frame>
      <draw:frame draw:id="id21" presentation:style-name="a131" draw:name="Marcador de contenido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Haga clic para modificar los estilos de texto del patró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gundo ni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Quinto ni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Marcador de contenido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Haga clic para modificar los estilos de texto del patró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gundo ni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ercer ni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Quinto ni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Marcador de fecha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Marcador de pie de página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Marcador de número de diapositiva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ción" style:page-layout-name="pageLayout1" draw:style-name="a161">
      <draw:frame draw:id="id26" presentation:style-name="a165" draw:name="Título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Haga clic para modificar el estilo de título del patrón</text:span><text:span text:style-name="a163" text:class-names=""/></text:p>
        </draw:text-box>
        <svg:title/>
        <svg:desc/>
      </draw:frame>
      <draw:frame draw:id="id27" presentation:style-name="a169" draw:name="Marcador de texto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Haga clic para modificar los estilos de texto del patrón</text:span></text:p>
            </text:list-item>
          </text:list>
        </draw:text-box>
        <svg:title/>
        <svg:desc/>
      </draw:frame>
      <draw:frame draw:id="id28" presentation:style-name="a186" draw:name="Marcador de contenido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Haga clic para modificar los estilos de texto del patró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gundo ni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Quinto ni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Marcador de texto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Haga clic para modificar los estilos de texto del patrón</text:span></text:p>
            </text:list-item>
          </text:list>
        </draw:text-box>
        <svg:title/>
        <svg:desc/>
      </draw:frame>
      <draw:frame draw:id="id30" presentation:style-name="a207" draw:name="Marcador de contenido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Haga clic para modificar los estilos de texto del patró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gundo ni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Quinto ni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Marcador de fecha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Marcador de pie de página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Marcador de número de diapositiva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Solo-el-título" style:page-layout-name="pageLayout1" draw:style-name="a220">
      <draw:frame draw:id="id34" presentation:style-name="a224" draw:name="Título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Haga clic para modificar el estilo de título del patrón</text:span><text:span text:style-name="a222" text:class-names=""/></text:p>
        </draw:text-box>
        <svg:title/>
        <svg:desc/>
      </draw:frame>
      <draw:frame draw:id="id35" presentation:style-name="a229" draw:name="Marcador de fecha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Marcador de pie de página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Marcador de número de diapositiva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En-blanco" style:page-layout-name="pageLayout1" draw:style-name="a237">
      <draw:frame draw:id="id38" presentation:style-name="a242" draw:name="Marcador de fecha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Marcador de pie de página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Marcador de número de diapositiva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ido-con-título" style:page-layout-name="pageLayout1" draw:style-name="a250">
      <draw:frame draw:id="id41" presentation:style-name="a254" draw:name="Título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Haga clic para modificar el estilo de título del patrón</text:span><text:span text:style-name="a252" text:class-names=""/></text:p>
        </draw:text-box>
        <svg:title/>
        <svg:desc/>
      </draw:frame>
      <draw:frame draw:id="id42" presentation:style-name="a271" draw:name="Marcador de contenido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Haga clic para modificar los estilos de texto del patró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gundo ni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ercer ni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Quinto ni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Marcador de texto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Haga clic para modificar los estilos de texto del patrón</text:span></text:p>
            </text:list-item>
          </text:list>
        </draw:text-box>
        <svg:title/>
        <svg:desc/>
      </draw:frame>
      <draw:frame draw:id="id44" presentation:style-name="a280" draw:name="Marcador de fecha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Marcador de pie de página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Marcador de número de diapositiva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gen-con-título" style:page-layout-name="pageLayout1" draw:style-name="a288">
      <draw:frame draw:id="id47" presentation:style-name="a292" draw:name="Título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Haga clic para modificar el estilo de título del patrón</text:span><text:span text:style-name="a290" text:class-names=""/></text:p>
        </draw:text-box>
        <svg:title/>
        <svg:desc/>
      </draw:frame>
      <draw:frame draw:id="id48" presentation:style-name="a295" draw:name="Marcador de posición de imagen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Marcador de texto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304" draw:name="Marcador de fecha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Marcador de pie de página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Marcador de número de diapositiva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ítulo-y-texto-vertical" style:page-layout-name="pageLayout1" draw:style-name="a312">
      <draw:frame draw:id="id53" presentation:style-name="a316" draw:name="Título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Haga clic para modificar el estilo de título del patrón</text:span><text:span text:style-name="a314" text:class-names=""/></text:p>
        </draw:text-box>
        <svg:title/>
        <svg:desc/>
      </draw:frame>
      <draw:frame draw:id="id54" presentation:style-name="a333" draw:name="Marcador de texto vertica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Haga clic para modificar los estilos de texto del patró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gundo ni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ercer ni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Quinto ni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Marcador de fecha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Marcador de pie de página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Marcador de número de diapositiva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Título-vertical-y-texto" style:page-layout-name="pageLayout1" draw:style-name="a346">
      <draw:frame draw:id="id58" presentation:style-name="a350" draw:name="Título vertica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Haga clic para modificar el estilo de título del patrón</text:span><text:span text:style-name="a348" text:class-names=""/></text:p>
        </draw:text-box>
        <svg:title/>
        <svg:desc/>
      </draw:frame>
      <draw:frame draw:id="id59" presentation:style-name="a367" draw:name="Marcador de texto vertica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Haga clic para modificar los estilos de texto del patró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gundo ni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ercer ni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Quinto ni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Marcador de fecha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Marcador de pie de página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Marcador de número de diapositiva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MARIA CRUZ MENDEZ VALVERDE</meta:initial-creator>
    <dc:creator>MARIA CRUZ MENDEZ VALVERDE</dc:creator>
    <meta:creation-date>2025-02-05T13:55:20Z</meta:creation-date>
    <dc:date>2025-02-05T14:45:17Z</dc:date>
    <meta:editing-cycles>1</meta:editing-cycles>
    <meta:editing-duration>PT2997S</meta:editing-duration>
    <meta:document-statistic meta:paragraph-count="25" meta:word-count="170"/>
  </office:meta>
</office:document-meta>
</file>